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3.93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990FXA-GAMING AM3+/ AM3 AMD 990FX &amp; SB950 SATA 6Gb/s 2 x USB 3.1 ATX AMD Motherboard</text:p>
          </table:table-cell>
          <table:table-cell table:style-name="ce4" office:value-type="currency" office:currency="CAD" office:value="209.99" calcext:value-type="currency">
            <text:p>$2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0859" xlink:type="simple">http://www.newegg.ca/Product/Product.aspx?Item=N82E16813130859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8350 Black Edition Vishera 8-Core 4.0 GHz (4.2 GHz Turbo) Socket AM3+ 125W FD8350FRHKBOX Desktop Processor</text:p>
          </table:table-cell>
          <table:table-cell table:style-name="ce4" office:value-type="currency" office:currency="CAD" office:value="259.99" calcext:value-type="currency">
            <text:p>$2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4" xlink:type="simple">http://www.newegg.ca/Product/Product.aspx?Item=N82E16819113284</text:a>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M5A97 R2.0 AM3+ AMD 970 + SB 950 6 x SATA 6Gb/s port(s), gray USB 3.0 ATX AMD Motherboard with UEFI BIOS</text:p>
          </table:table-cell>
          <table:table-cell table:style-name="ce4" office:value-type="currency" office:currency="CAD" office:value="144.99" calcext:value-type="currency">
            <text:p>$14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31873" xlink:type="simple">http://www.newegg.ca/Product/Product.aspx?Item=N82E16813131873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FX-6300 Vishera 6-Core 3.5 GHz (4.1 GHz Turbo) Socket AM3+ 95W FD6300WMHKBOX Desktop Processor</text:p>
          </table:table-cell>
          <table:table-cell table:style-name="ce4" office:value-type="currency" office:currency="CAD" office:value="159.99" calcext:value-type="currency">
            <text:p>$15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286" xlink:type="simple">http://www.newegg.ca/Product/Product.aspx?Item=N82E16819113286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IGABYTE GA-78LMT-USB3 (rev. 6.0) AM3+ AMD 760G + SB710 USB 3.0 HDMI Micro ATX AMD Motherboard</text:p>
          </table:table-cell>
          <table:table-cell table:style-name="ce4" office:value-type="currency" office:currency="CAD" office:value="84.99" calcext:value-type="currency">
            <text:p>$84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3128565" xlink:type="simple">http://www.newegg.ca/Product/Product.aspx?Item=N82E16813128565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Athlon X4 860k with AMD quiet cooler Quad-Core Socket FM2+ 95W AD860KXBJASBX Desktop Processor</text:p>
          </table:table-cell>
          <table:table-cell table:style-name="ce4" office:value-type="currency" office:currency="CAD" office:value="109.99" calcext:value-type="currency">
            <text:p>$109.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a xlink:href="http://www.newegg.ca/Product/Product.aspx?Item=N82E16819113410" xlink:type="simple">http://www.newegg.ca/Product/Product.aspx?Item=N82E1681911341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MSI MSI Gaming Z97 GAMING 5 LGA 1150 Intel Z97 HDMI SATA 6Gb/s USB 3.0 ATX Intel Motherboard</text:p>
          </table:table-cell>
          <table:table-cell table:style-name="ce4" office:value-type="currency" office:currency="CAD" office:value="219.99" calcext:value-type="currency">
            <text:p>$21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30770" xlink:type="simple">http://www.newegg.ca/Product/Product.aspx?Item=N82E16813130770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7-4790K Devil's Canyon Quad-Core 4.0 Ghz LGA 1150 BX80646I74790K Desktop Processor Intel HD Graphics 4600</text:p>
          </table:table-cell>
          <table:table-cell table:style-name="ce4" office:value-type="currency" office:currency="CAD" office:value="499.99" calcext:value-type="currency">
            <text:p>$4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69" xlink:type="simple">http://www.newegg.ca/Product/Product.aspx?Item=N82E16819117369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97M Pro4 LGA 1150 Intel H97 HDMI SATA 6Gb/s USB 3.0 Micro ATX Intel Motherboard </text:p>
          </table:table-cell>
          <table:table-cell table:style-name="ce4" office:value-type="currency" office:currency="CAD" office:value="149.99" calcext:value-type="currency">
            <text:p>$14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512" xlink:type="simple">http://www.newegg.ca/Product/Product.aspx?Item=N82E16813157512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5-4690K Devil's Canyon Quad-Core 3.5 GHz LGA 1150 88W BX80646I54690K Desktop Processor Intel HD Graphics 4600</text:p>
          </table:table-cell>
          <table:table-cell table:style-name="ce4" office:value-type="currency" office:currency="CAD" office:value="339.99" calcext:value-type="currency">
            <text:p>$33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9117372" xlink:type="simple">http://www.newegg.ca/Product/Product.aspx?Item=N82E16819117372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Rock H81M-ITX LGA 1150 Intel H81 HDMI SATA 6Gb/s USB 3.0 Mini ITX Intel Motherboard </text:p>
          </table:table-cell>
          <table:table-cell table:style-name="ce4" office:value-type="currency" office:currency="CAD" office:value="99.99" calcext:value-type="currency">
            <text:p>$9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N82E16813157451" xlink:type="simple">http://www.newegg.ca/Product/Product.aspx?Item=N82E16813157451</text:a>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Core i3-6100 3M 3.7 GHz LGA 1151 BX80662I36100 Desktop Processor</text:p>
          </table:table-cell>
          <table:table-cell table:style-name="ce4" office:value-type="currency" office:currency="CAD" office:value="179.99" calcext:value-type="currency">
            <text:p>$179.9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<text:a xlink:href="http://www.newegg.ca/Product/Product.aspx?Item=9SIA9H53MK8071" xlink:type="simple">http://www.newegg.ca/Product/Product.aspx?Item=9SIA9H53MK8071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rd drive</text:p>
          </table:table-cell>
          <table:table-cell table:style-name="ce3" office:value-type="string" calcext:value-type="string">
            <text:p><text:a xlink:href="http://www.newegg.ca/Product/Product.aspx?Item=N82E16822236496&amp;ignorebbr=1" xlink:type="simple">WD Blue 1TB Mobile 9.50mm Hard Disk Drive - 5400 RPM SATA 6Gb/s 2.5 Inch - WD10JPVX</text:a>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WD</text:p>
          </table:table-cell>
          <table:table-cell table:style-name="ce5" office:value-type="string" calcext:value-type="string">
            <text:p><text:span text:style-name="T1"><text:a xlink:href="http://www.newegg.ca/Product/Product.aspx?Item=N82E16822236496&amp;ignorebbr=1" xlink:type="simple">http://www.newegg.ca/Product/Product.aspx?Item=N82E16822236496&amp;ignorebbr=1</text:a></text:span></text:p>
          </table:table-cell>
        </table:table-row>
        <table:table-row table:style-name="ro1">
          <table:table-cell office:value-type="string" calcext:value-type="string">
            <text:p>Hard drive</text:p>
          </table:table-cell>
          <table:table-cell office:value-type="string" calcext:value-type="string">
            <text:p>WD Red 2TB NAS Hard Disk Drive - 5400 RPM Class SATA 6Gb/s 64MB Cache 3.5 Inch - WD20EFRX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WD</text:p>
          </table:table-cell>
          <table:table-cell table:style-name="ce5" office:value-type="string" calcext:value-type="string">
            <text:p><text:span text:style-name="T1"><text:a xlink:href="http://www.newegg.ca/Product/Product.aspx?Item=N82E16822236343&amp;ignorebbr=1" xlink:type="simple">http://www.newegg.ca/Product/Product.aspx?Item=N82E16822236343&amp;ignorebbr=1</text:a></text:span></text:p>
          </table:table-cell>
        </table:table-row>
        <table:table-row table:style-name="ro1">
          <table:table-cell office:value-type="string" calcext:value-type="string">
            <text:p>Hard drive</text:p>
          </table:table-cell>
          <table:table-cell office:value-type="string" calcext:value-type="string">
            <text:p>WD Blue 500GB Mobile 7.00mm Hard Disk Drive - 5400 RPM SATA 6 Gb/s Cache 2.5 Inch - WD5000LPCX</text:p>
          </table:table-cell>
          <table:table-cell office:value-type="float" office:value="65.99" calcext:value-type="float">
            <text:p>65.99</text:p>
          </table:table-cell>
          <table:table-cell office:value-type="string" calcext:value-type="string">
            <text:p>WD</text:p>
          </table:table-cell>
          <table:table-cell table:style-name="ce6" office:value-type="string" calcext:value-type="string">
            <text:p><text:span text:style-name="T1"><text:a xlink:href="http://www.newegg.ca/Product/Product.aspx?Item=9SIA7RD3G06288" xlink:type="simple">http://www.newegg.ca/Product/Product.aspx?Item=9SIA7RD3G06288</text:a></text:span></text:p>
          </table:table-cell>
        </table:table-row>
        <table:table-row table:style-name="ro1">
          <table:table-cell office:value-type="string" calcext:value-type="string">
            <text:p>Hard drive</text:p>
          </table:table-cell>
          <table:table-cell office:value-type="string" calcext:value-type="string">
            <text:p>Seagate Savvio 10K.6 ST300MM0026 300 GB 2.5" Internal Hard Drive</text:p>
          </table:table-cell>
          <table:table-cell office:value-type="float" office:value="64.99" calcext:value-type="float">
            <text:p>64.99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<text:a xlink:href="http://www.newegg.ca/Product/Product.aspx?Item=N82E16822136771" xlink:type="simple">http://www.newegg.ca/Product/Product.aspx?Item=N82E16822136771</text:a></text:p>
          </table:table-cell>
        </table:table-row>
        <table:table-row table:style-name="ro1">
          <table:table-cell office:value-type="string" calcext:value-type="string">
            <text:p>Hard drive</text:p>
          </table:table-cell>
          <table:table-cell office:value-type="string" calcext:value-type="string">
            <text:p>Seagate NAS HDD ST4000VN000 4TB 64MB Cache SATA 6.0Gb/s Internal Hard Drive</text:p>
          </table:table-cell>
          <table:table-cell office:value-type="float" office:value="209.99" calcext:value-type="float">
            <text:p>209.99</text:p>
          </table:table-cell>
          <table:table-cell office:value-type="string" calcext:value-type="string">
            <text:p>Seagate</text:p>
          </table:table-cell>
          <table:table-cell table:style-name="ce5" office:value-type="string" calcext:value-type="string">
            <text:p><text:span text:style-name="T1"><text:a xlink:href="http://www.newegg.ca/Product/Product.aspx?Item=N82E16822178393&amp;ignorebbr=1" xlink:type="simple">http://www.newegg.ca/Product/Product.aspx?Item=N82E16822178393&amp;ignorebbr=1</text:a></text:span></text:p>
          </table:table-cell>
        </table:table-row>
        <table:table-row table:style-name="ro1">
          <table:table-cell office:value-type="string" calcext:value-type="string">
            <text:p>Hard drive</text:p>
          </table:table-cell>
          <table:table-cell office:value-type="string" calcext:value-type="string">
            <text:p>Seagate Hybrid Drive ST1000DX001 1TB MLC/8GB 64MB Cache SATA 6.0Gb/s NCQ 3.5" Desktop SSHD</text:p>
          </table:table-cell>
          <table:table-cell office:value-type="float" office:value="99.99" calcext:value-type="float">
            <text:p>99.99</text:p>
          </table:table-cell>
          <table:table-cell office:value-type="string" calcext:value-type="string">
            <text:p>Seagate</text:p>
          </table:table-cell>
          <table:table-cell table:style-name="ce5" office:value-type="string" calcext:value-type="string">
            <text:p><text:span text:style-name="T1"><text:a xlink:href="http://www.newegg.ca/Product/Product.aspx?Item=N82E16822178381&amp;ignorebbr=1" xlink:type="simple">http://www.newegg.ca/Product/Product.aspx?Item=N82E16822178381&amp;ignorebbr=1</text:a></text:span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Vengeance LP 8GB (2 x 4GB) 240-Pin DDR3 SDRAM DDR3 1600 (PC3 12800) Low Profile Desktop Memory Model CML8GX3M2A1600C9 </text:p>
          </table:table-cell>
          <table:table-cell office:value-type="float" office:value="69.99" calcext:value-type="float">
            <text:p>69.99</text:p>
          </table:table-cell>
          <table:table-cell office:value-type="string" calcext:value-type="string">
            <text:p>Corsair</text:p>
          </table:table-cell>
          <table:table-cell table:style-name="ce5" office:value-type="string" calcext:value-type="string">
            <text:p><text:span text:style-name="T1"><text:a xlink:href="http://www.newegg.ca/Product/Product.aspx?Item=N82E16820233186&amp;ignorebbr=1" xlink:type="simple">http://www.newegg.ca/Product/Product.aspx?Item=N82E16820233186&amp;ignorebbr=1</text:a></text:span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Vengeance 16GB (2 x 8GB) 240-Pin DDR3 SDRAM DDR3 1600 (PC3 12800) Desktop Memory Model CMZ16GX3M2A1600C9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Corsair</text:p>
          </table:table-cell>
          <table:table-cell table:style-name="ce5" office:value-type="string" calcext:value-type="string">
            <text:p><text:span text:style-name="T1"><text:a xlink:href="http://www.newegg.ca/Product/Product.aspx?Item=N82E16820233299&amp;ignorebbr=1" xlink:type="simple">http://www.newegg.ca/Product/Product.aspx?Item=N82E16820233299&amp;ignorebbr=1</text:a></text:span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Dominator Platinum 32GB (2 x 16GB) 288-Pin DDR4 SDRAM DDR4 3000 (PC4 24000) Desktop Memory Model CMD32GX4M2B3000C15 </text:p>
          </table:table-cell>
          <table:table-cell office:value-type="float" office:value="399.99" calcext:value-type="float">
            <text:p>399.99</text:p>
          </table:table-cell>
          <table:table-cell office:value-type="string" calcext:value-type="string">
            <text:p>Corsair</text:p>
          </table:table-cell>
          <table:table-cell table:style-name="ce5" office:value-type="string" calcext:value-type="string">
            <text:p><text:span text:style-name="T1"><text:a xlink:href="http://www.newegg.ca/Product/Product.aspx?Item=N82E16820233885&amp;ignorebbr=1" xlink:type="simple">http://www.newegg.ca/Product/Product.aspx?Item=N82E16820233885&amp;ignorebbr=1</text:a></text:span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HyperX Fury Black Series 4GB 240-Pin DDR3 SDRAM DDR3 1600 (PC3 12800) Desktop Memory Model HX316C10FB/4 </text:p>
          </table:table-cell>
          <table:table-cell office:value-type="float" office:value="34.99" calcext:value-type="float">
            <text:p>34.99</text:p>
          </table:table-cell>
          <table:table-cell office:value-type="string" calcext:value-type="string">
            <text:p>HyperX</text:p>
          </table:table-cell>
          <table:table-cell table:style-name="ce5" office:value-type="string" calcext:value-type="string">
            <text:p><text:span text:style-name="T1"><text:a xlink:href="http://www.newegg.ca/Product/Product.aspx?Item=N82E16820104443&amp;ignorebbr=1" xlink:type="simple">http://www.newegg.ca/Product/Product.aspx?Item=N82E16820104443&amp;ignorebbr=1</text:a></text:span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HyperX Savage 16GB (2 x 8GB) 288-Pin DDR4 SDRAM DDR4 2400 (PC4 19200) Desktop Memory Model HX424C12SBK2/16</text:p>
          </table:table-cell>
          <table:table-cell office:value-type="float" office:value="169.99" calcext:value-type="float">
            <text:p>169.99</text:p>
          </table:table-cell>
          <table:table-cell office:value-type="string" calcext:value-type="string">
            <text:p>HyperX</text:p>
          </table:table-cell>
          <table:table-cell table:style-name="ce5" office:value-type="string" calcext:value-type="string">
            <text:p><text:span text:style-name="T1"><text:a xlink:href="http://www.newegg.ca/Product/Product.aspx?Item=N82E16820104606&amp;ignorebbr=1" xlink:type="simple">http://www.newegg.ca/Product/Product.aspx?Item=N82E16820104606&amp;ignorebbr=1</text:a></text:span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HyperX FURY 32GB (4 x 8GB) 288-Pin DDR4 SDRAM DDR4 2666 (PC4 21300) Compatible with Intel X99 chipset Memory Kit Model HX426C15FBK4/32</text:p>
          </table:table-cell>
          <table:table-cell office:value-type="float" office:value="299.99" calcext:value-type="float">
            <text:p>299.99</text:p>
          </table:table-cell>
          <table:table-cell office:value-type="string" calcext:value-type="string">
            <text:p>HyperX</text:p>
          </table:table-cell>
          <table:table-cell table:style-name="ce5" office:value-type="string" calcext:value-type="string">
            <text:p><text:span text:style-name="T1"><text:a xlink:href="http://www.newegg.ca/Product/Product.aspx?Item=N82E16820104539&amp;ignorebbr=1" xlink:type="simple">http://www.newegg.ca/Product/Product.aspx?Item=N82E16820104539&amp;ignorebbr=1</text:a></text:span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Ripjaws X Series 32GB (4 x 8GB) 240-Pin DDR3 SDRAM DDR3 2400 (PC3 19200) Desktop Memory Model F3-2400C11Q-32GXM </text:p>
          </table:table-cell>
          <table:table-cell office:value-type="float" office:value="219.99" calcext:value-type="float">
            <text:p>219.99</text:p>
          </table:table-cell>
          <table:table-cell office:value-type="string" calcext:value-type="string">
            <text:p>G.SKILL</text:p>
          </table:table-cell>
          <table:table-cell office:value-type="string" calcext:value-type="string">
            <text:p><text:a xlink:href="http://www.newegg.ca/Product/Product.aspx?Item=N82E16820231675" xlink:type="simple">http://www.newegg.ca/Product/Product.aspx?Item=N82E16820231675</text:a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Ripjaws X Series 16GB (2 x 8GB) 240-Pin DDR3 SDRAM DDR3 1600 (PC3 12800) Desktop Memory Model F3-1600C9D-16GXM</text:p>
          </table:table-cell>
          <table:table-cell office:value-type="float" office:value="129.99" calcext:value-type="float">
            <text:p>129.99</text:p>
          </table:table-cell>
          <table:table-cell office:value-type="string" calcext:value-type="string">
            <text:p>G.SKILL</text:p>
          </table:table-cell>
          <table:table-cell office:value-type="string" calcext:value-type="string">
            <text:p><text:a xlink:href="http://www.newegg.ca/Product/Product.aspx?Item=N82E16820231568" xlink:type="simple">http://www.newegg.ca/Product/Product.aspx?Item=N82E16820231568</text:a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G.SKILL Ripjaws X Series 8GB (2 x 4GB) 240-Pin DDR3 SDRAM DDR3 1600 (PC3 12800) Desktop Memory Model F3-12800CL9D-8GBXL</text:p>
          </table:table-cell>
          <table:table-cell office:value-type="float" office:value="69.99" calcext:value-type="float">
            <text:p>69.99</text:p>
          </table:table-cell>
          <table:table-cell office:value-type="string" calcext:value-type="string">
            <text:p>G.SKILL</text:p>
          </table:table-cell>
          <table:table-cell office:value-type="string" calcext:value-type="string">
            <text:p><text:a xlink:href="http://www.newegg.ca/Product/Product.aspx?Item=N82E16820231428" xlink:type="simple">http://www.newegg.ca/Product/Product.aspx?Item=N82E16820231428</text:a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Vengeance 32GB (4 x 8GB) 240-Pin DDR3 SDRAM DDR3 1866 (PC3 14900) Desktop Memory Model CMZ32GX3M4X1866C10 </text:p>
          </table:table-cell>
          <table:table-cell office:value-type="float" office:value="239.99" calcext:value-type="float">
            <text:p>239.99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<text:a xlink:href="http://www.newegg.ca/Product/Product.aspx?Item=N82E16820233237" xlink:type="simple">http://www.newegg.ca/Product/Product.aspx?Item=N82E16820233237</text:a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Vengeance 16GB (2 x 8GB) 240-Pin DDR3 SDRAM DDR3 1600 (PC3 12800) Desktop Memory Model CMZ16GX3M2A1600C9 </text:p>
          </table:table-cell>
          <table:table-cell office:value-type="float" office:value="102.99" calcext:value-type="float">
            <text:p>102.99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<text:a xlink:href="http://www.newegg.ca/Product/Product.aspx?Item=9SIA7RD3E15046" xlink:type="simple">http://www.newegg.ca/Product/Product.aspx?Item=9SIA7RD3E15046</text:a>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ORSAIR Vengeance LP 8GB (2 x 4GB) 240-Pin DDR3 SDRAM DDR3 1600 (PC3 12800) Low Profile Desktop Memory Model CML8GX3M2A1600C9 </text:p>
          </table:table-cell>
          <table:table-cell office:value-type="float" office:value="69.99" calcext:value-type="float">
            <text:p>69.99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<text:a xlink:href="http://www.newegg.ca/Product/Product.aspx?Item=N82E16820233186&amp;ignorebbr=1" xlink:type="simple">http://www.newegg.ca/Product/Product.aspx?Item=N82E16820233186&amp;ignorebbr=1</text:a>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00-00-00</text:date>, <text:time style:data-style-name="N2" text:time-value="10:13:31.432730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T </meta:initial-creator>
    <meta:creation-date>2016-03-24T22:10:25.599568689</meta:creation-date>
    <dc:date>2016-04-02T11:30:54.618124222</dc:date>
    <dc:creator>JT </dc:creator>
    <meta:editing-duration>PT8M33S</meta:editing-duration>
    <meta:editing-cycles>5</meta:editing-cycles>
    <meta:generator>LibreOffice/4.2.8.2$Linux_X86_64 LibreOffice_project/420m0$Build-2</meta:generator>
    <meta:document-statistic meta:table-count="1" meta:cell-count="155" meta:object-count="0"/>
  </office:meta>
</office:document-meta>
</file>